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margin-left="0cm" fo:margin-right="0cm" table:align="margins" style:writing-mode="lr-tb"/>
    </style:style>
    <style:style style:name="Table1.A" style:family="table-column">
      <style:table-column-properties style:column-width="4.357cm" style:rel-column-width="15028*"/>
    </style:style>
    <style:style style:name="Table1.B" style:family="table-column">
      <style:table-column-properties style:column-width="11.471cm" style:rel-column-width="39566*"/>
    </style:style>
    <style:style style:name="Table1.C" style:family="table-column">
      <style:table-column-properties style:column-width="3.171cm" style:rel-column-width="10941*"/>
    </style:style>
    <style:style style:name="Table1.1" style:family="table-row">
      <style:table-row-properties style:row-height="1.0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7.3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row-height="6.85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-0.141cm" fo:margin-right="-0.138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fo:language="ru" fo:country="RU" officeooo:rsid="0009037d" officeooo:paragraph-rsid="0009037d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1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ru" fo:country="RU" style:font-size-asian="12pt" style:language-asian="zxx" style:country-asian="none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c4f31" style:font-size-asian="12pt" style:font-name-complex="Times New Roman" style:font-size-complex="12pt"/>
    </style:style>
    <style:style style:name="P15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ru" fo:country="RU" style:font-size-asian="12pt" style:language-asian="zxx" style:country-asian="none" style:font-name-complex="Times New Roman" style:font-size-complex="12pt"/>
    </style:style>
    <style:style style:name="T1" style:family="text">
      <style:text-properties style:font-name="Times New Roman" fo:language="zxx" fo:country="none" style:language-asian="zxx" style:country-asian="none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9eb21"/>
    </style:style>
    <style:style style:name="T5" style:family="text">
      <style:text-properties fo:language="ru" fo:country="RU" officeooo:rsid="000bac52"/>
    </style:style>
    <style:style style:name="T6" style:family="text">
      <style:text-properties fo:language="ru" fo:country="RU" officeooo:rsid="000c0c94"/>
    </style:style>
    <style:style style:name="T7" style:family="text">
      <style:text-properties fo:language="ru" fo:country="RU" officeooo:rsid="000c744e"/>
    </style:style>
    <style:style style:name="T8" style:family="text">
      <style:text-properties fo:language="en" fo:country="US"/>
    </style:style>
    <style:style style:name="T9" style:family="text">
      <style:text-properties officeooo:rsid="0009eb21"/>
    </style:style>
    <style:style style:name="T10" style:family="text">
      <style:text-properties officeooo:rsid="000c0c94"/>
    </style:style>
    <style:style style:name="T11" style:family="text">
      <style:text-properties officeooo:rsid="000c4f31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Заместителю </text:p>
      <text:p text:style-name="P9">генерального директора </text:p>
      <text:p text:style-name="P9">ООО «ЛОТЕС ТМ»</text:p>
      <text:p text:style-name="P9"/>
      <text:p text:style-name="P9">В.Л. Гинесину </text:p>
      <text:p text:style-name="P9"/>
      <text:p text:style-name="P12">Служебная записка <text:s/><text:span text:style-name="T8"><text:date style:data-style-name="N84" text:date-value="2020-04-08T15:01:26.288000084">2020-04-08</text:date></text:span></text:p>
      <text:p text:style-name="P12"/>
      <text:p text:style-name="P4"><text:span text:style-name="T1">Отдел разработки техсредств</text:span><text:span text:style-name="T2"> управления развития ООО «ЛОТЕС ТМ» проводит <text:s text:c="2"/></text:span></text:p>
      <text:p text:style-name="P14">доработку комплекта МАВЦ.465483.005-01 Пульт <text:s/>ЛОТ508-05-01 <text:span text:style-name="T11">(замена элемента</text:span></text:p>
      <text:p text:style-name="P14">МАВЦ.469445.007 <text:s/>Плата с кнопками ЛОТ508-200-93-01<text:span text:style-name="T11">)</text:span></text:p>
      <text:p text:style-name="P14"><text:s/></text:p>
      <text:p text:style-name="P2">Прошу Вас присвоить новое обозначение следующим составным частям: </text:p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Наименование</text:p>
            </table:table-cell>
            <table:table-cell table:style-name="Table1.A1" office:value-type="string">
              <text:p text:style-name="P6">Характеристика</text:p>
            </table:table-cell>
            <table:table-cell table:style-name="Table1.C1" office:value-type="string">
              <text:p text:style-name="P6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Плата <text:span text:style-name="T10">с кнопками</text:span></text:p>
            <text:p text:style-name="P5"/>
          </table:table-cell>
          <table:table-cell table:style-name="Table1.A2" office:value-type="string">
            <text:p text:style-name="P8">Средства радиоэлектронные управления, связи, навигации и вычислительной техники</text:p>
            <text:p text:style-name="P5">Составные части функциональные обмена данными в ЭВМ, ввода, вывода, ввода-вывода, подготовки данных, носители данных, операционные, процессоры, запоминающие, фазовращатели, резонаторы, аттенюаторы, контура, головки детекторные, детекторы, дискриминаторы, кодеры, вокодеры, декодеры, кодеки, модуляторы, демодуляторы, модемы, отображения информации, следящие, синтезаторы, синхронизаторы</text:p>
            <text:p text:style-name="P5">Ввода, вывода, ввода-вывода</text:p>
            <text:p text:style-name="P5">Ввод-вывод информации звуковой, кроме микротелефонных трубок</text:p>
            <text:p text:style-name="P5">С встроенными усилителями</text:p>
          </table:table-cell>
          <table:table-cell table:style-name="Table1.C2" office:value-type="string">
            <text:p text:style-name="P6">МАВЦ.</text:p>
            <text:p text:style-name="P6"><text:span text:style-name="T8">467291.</text:span><text:span text:style-name="T5">0</text:span><text:span text:style-name="T7">21</text:span></text:p>
          </table:table-cell>
        </table:table-row>
        <table:table-row table:style-name="Table1.3">
          <table:table-cell table:style-name="Table1.A2" office:value-type="string">
            <text:p text:style-name="P5">Плата <text:span text:style-name="T9">печатная</text:span> <text:s/></text:p>
          </table:table-cell>
          <table:table-cell table:style-name="Table1.A2" office:value-type="string">
            <text:p text:style-name="P8">Детали - тела вращения и (или) не тела вращения, кулачковые, карданные, с элементами зацепления, арматуры, санитарно-технические, разветвленные, пружинные, ручки, уплотнительные, отсчетные, пояснительные, маркировочные, защитные, посуды, оптические, электрорадиоэлектронные, крепежные</text:p>
            <text:p text:style-name="P8">Крепежные, электрорадиоэлектронные, Платы печатные</text:p>
            <text:p text:style-name="P8">Платы печатные на жестком основании, платы микросхем, микрополосковые</text:p>
            <text:p text:style-name="P8">Платы печатные на жёстком основан.с контуром в плане прямолин.с печатными проводниками, двустор.шир.,мм</text:p>
            <text:p text:style-name="P8">Свыше 80 до 125 включ.</text:p>
          </table:table-cell>
          <table:table-cell table:style-name="Table1.C2" office:value-type="string">
            <text:p text:style-name="P6">МАВЦ.</text:p>
            <text:p text:style-name="P6"><text:span text:style-name="T3">758725.</text:span><text:span text:style-name="T5">0</text:span><text:span text:style-name="T7">37</text:span></text:p>
          </table:table-cell>
        </table:table-row>
      </table:table>
      <text:p text:style-name="P10"/>
      <text:p text:style-name="P10">Начальник <text:span text:style-name="T4">отд 22</text:span><text:tab/> <text:s text:c="5"/></text:p>
      <text:p text:style-name="P10">________________ <text:s text:c="2"/>/ <text:span text:style-name="T4">Ю.Д.Крысин</text:span>/ <text:s/></text:p>
      <text:p text:style-name="P11"/>
      <text:p text:style-name="P11">исп.Михайлов С.Л. <text:s text:c="2"/>Тел: Местный 199 <text:s/>моб. 8 901 189 25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20-04-08T15:01:26.085000000</dc:date>
    <meta:print-date>2020-04-08T14:14:30.296000000</meta:print-date>
    <meta:editing-cycles>37</meta:editing-cycles>
    <meta:editing-duration>PT12H4M26S</meta:editing-duration>
    <meta:generator>LibreOffice/6.2.2.2$Windows_x86 LibreOffice_project/2b840030fec2aae0fd2658d8d4f9548af4e3518d</meta:generator>
    <meta:document-statistic meta:table-count="1" meta:image-count="0" meta:object-count="0" meta:page-count="1" meta:paragraph-count="33" meta:word-count="183" meta:character-count="1678" meta:non-whitespace-character-count="1500"/>
  </office:meta>
</office:document-meta>
</file>